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d4e1" officeooo:paragraph-rsid="0008d4e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velyn arcangel</text:p>
      <text:p text:style-name="P1">-turn your worries into prayer</text:p>
      <text:p text:style-name="P1"/>
      <text:p text:style-name="P1">jaynee hermano</text:p>
      <text:p text:style-name="P1">-as long as i am breathing you are safe</text:p>
      <text:p text:style-name="P1"/>
      <text:p text:style-name="P1">ave tagama</text:p>
      <text:p text:style-name="P1">-kung hindi ka crush ng crush mo edi ligawan mo</text:p>
      <text:p text:style-name="P1"/>
      <text:p text:style-name="P1">ruben furia</text:p>
      <text:p text:style-name="P1">-ang lalaking gipit sa bakla kumakapit</text:p>
      <text:p text:style-name="P1"/>
      <text:p text:style-name="P1">jofer pascual</text:p>
      <text:p text:style-name="P1">-live your best life</text:p>
      <text:p text:style-name="P1"/>
      <text:p text:style-name="P1">arianne tamani</text:p>
      <text:p text:style-name="P1">-be kind to others</text:p>
      <text:p text:style-name="P1"/>
      <text:p text:style-name="P1">angelie kaye nicolas</text:p>
      <text:p text:style-name="P1">-young wild and f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8:23:09.402000000</meta:creation-date>
    <dc:date>2019-10-18T08:27:13.868000000</dc:date>
    <meta:editing-duration>PT4M5S</meta:editing-duration>
    <meta:editing-cycles>1</meta:editing-cycles>
    <meta:document-statistic meta:table-count="0" meta:image-count="0" meta:object-count="0" meta:page-count="1" meta:paragraph-count="14" meta:word-count="57" meta:character-count="310" meta:non-whitespace-character-count="267"/>
    <meta:generator>LibreOffice/6.0.4.2$Windows_X86_64 LibreOffice_project/9b0d9b32d5dcda91d2f1a96dc04c645c450872bf</meta:generator>
  </office:meta>
</office:document-meta>
</file>